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.8cm" svg:height="9.27cm" svg:x="4.626cm" svg:y="0.106cm">
            <draw:object draw:notify-on-update-of-ranges="Sheet1.B1:Sheet1.B26 Sheet1.A1:Sheet1.A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641cm" svg:height="11.421cm" svg:x="4.626cm" svg:y="13.202cm">
            <draw:object draw:notify-on-update-of-ranges="Sheet1.B30:Sheet1.B55 Sheet1.A30:Sheet1.A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.604cm" svg:height="11.422cm" svg:x="4.626cm" svg:y="25.844cm">
            <draw:object draw:notify-on-update-of-ranges="Sheet1.B58:Sheet1.B83 Sheet1.A58:Sheet1.A8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9.191cm" svg:height="11.448cm" svg:x="4.626cm" svg:y="39.842cm">
            <draw:object draw:notify-on-update-of-ranges="Sheet1.B89:Sheet1.B114 Sheet1.A89:Sheet1.A1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9.493cm" svg:height="11.581cm" svg:x="6.884cm" svg:y="52.937cm">
            <draw:object draw:notify-on-update-of-ranges="Sheet1.C118:Sheet1.C143 Sheet1.B118:Sheet1.B1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8.117cm" svg:height="11.793cm" svg:x="6.884cm" svg:y="66.484cm">
            <draw:object draw:notify-on-update-of-ranges="Sheet1.C148:Sheet1.C173 Sheet1.B148:Sheet1.B17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0.77cm" svg:height="11.683cm" svg:x="6.874cm" svg:y="80.476cm">
            <draw:object draw:notify-on-update-of-ranges="Sheet1.C179:Sheet1.C204 Sheet1.B179:Sheet1.B20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3.055cm" svg:height="12.968cm" svg:x="6.874cm" svg:y="93.572cm">
            <draw:object draw:notify-on-update-of-ranges="Sheet1.C208:Sheet1.C233 Sheet1.B208:Sheet1.B23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.36" calcext:value-type="float">
            <text:p>62.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2.72" calcext:value-type="float">
            <text:p>82.7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.52" calcext:value-type="float">
            <text:p>60.5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120.56" calcext:value-type="float">
            <text:p>2120.5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3.24" calcext:value-type="float">
            <text:p>43.2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2.72" calcext:value-type="float">
            <text:p>52.7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55.64" calcext:value-type="float">
            <text:p>55.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45.16" calcext:value-type="float">
            <text:p>45.16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float" office:value="22.88" calcext:value-type="float">
            <text:p>22.88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float" office:value="37.36" calcext:value-type="float">
            <text:p>37.36</text:p>
          </table:table-cell>
          <table:table-cell office:value-type="float" office:value="65536" calcext:value-type="float">
            <text:p>65536</text:p>
          </table:table-cell>
          <table:table-cell/>
        </table:table-row>
        <table:table-row table:style-name="ro1">
          <table:table-cell office:value-type="float" office:value="45.24" calcext:value-type="float">
            <text:p>45.24</text:p>
          </table:table-cell>
          <table:table-cell office:value-type="float" office:value="131072" calcext:value-type="float">
            <text:p>131072</text:p>
          </table:table-cell>
          <table:table-cell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262144" calcext:value-type="float">
            <text:p>262144</text:p>
          </table:table-cell>
          <table:table-cell/>
        </table:table-row>
        <table:table-row table:style-name="ro1">
          <table:table-cell office:value-type="float" office:value="61.88" calcext:value-type="float">
            <text:p>61.88</text:p>
          </table:table-cell>
          <table:table-cell office:value-type="float" office:value="524288" calcext:value-type="float">
            <text:p>524288</text:p>
          </table:table-cell>
          <table:table-cell/>
        </table:table-row>
        <table:table-row table:style-name="ro1">
          <table:table-cell office:value-type="float" office:value="62.64" calcext:value-type="float">
            <text:p>62.64</text:p>
          </table:table-cell>
          <table:table-cell office:value-type="float" office:value="1048576" calcext:value-type="float">
            <text:p>1048576</text:p>
          </table:table-cell>
          <table:table-cell/>
        </table:table-row>
        <table:table-row table:style-name="ro1">
          <table:table-cell office:value-type="float" office:value="329.96" calcext:value-type="float">
            <text:p>329.96</text:p>
          </table:table-cell>
          <table:table-cell office:value-type="float" office:value="2097152" calcext:value-type="float">
            <text:p>2097152</text:p>
          </table:table-cell>
          <table:table-cell/>
        </table:table-row>
        <table:table-row table:style-name="ro1">
          <table:table-cell office:value-type="float" office:value="666.48" calcext:value-type="float">
            <text:p>666.48</text:p>
          </table:table-cell>
          <table:table-cell office:value-type="float" office:value="4194304" calcext:value-type="float">
            <text:p>4194304</text:p>
          </table:table-cell>
          <table:table-cell/>
        </table:table-row>
        <table:table-row table:style-name="ro1">
          <table:table-cell office:value-type="float" office:value="862.84" calcext:value-type="float">
            <text:p>862.84</text:p>
          </table:table-cell>
          <table:table-cell office:value-type="float" office:value="8388608" calcext:value-type="float">
            <text:p>8388608</text:p>
          </table:table-cell>
          <table:table-cell/>
        </table:table-row>
        <table:table-row table:style-name="ro1">
          <table:table-cell office:value-type="float" office:value="1135.2" calcext:value-type="float">
            <text:p>1135.2</text:p>
          </table:table-cell>
          <table:table-cell office:value-type="float" office:value="16777216" calcext:value-type="float">
            <text:p>16777216</text:p>
          </table:table-cell>
          <table:table-cell/>
        </table:table-row>
        <table:table-row table:style-name="ro1">
          <table:table-cell office:value-type="float" office:value="730.36" calcext:value-type="float">
            <text:p>730.36</text:p>
          </table:table-cell>
          <table:table-cell office:value-type="float" office:value="33554432" calcext:value-type="float">
            <text:p>33554432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79.44" calcext:value-type="float">
            <text:p>79.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.08" calcext:value-type="float">
            <text:p>62.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9.96" calcext:value-type="float">
            <text:p>59.9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61.52" calcext:value-type="float">
            <text:p>2061.5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.88" calcext:value-type="float">
            <text:p>23.88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float" office:value="30.36" calcext:value-type="float">
            <text:p>30.36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float" office:value="39.64" calcext:value-type="float">
            <text:p>39.64</text:p>
          </table:table-cell>
          <table:table-cell office:value-type="float" office:value="65536" calcext:value-type="float">
            <text:p>65536</text:p>
          </table:table-cell>
          <table:table-cell/>
        </table:table-row>
        <table:table-row table:style-name="ro1">
          <table:table-cell office:value-type="float" office:value="46.32" calcext:value-type="float">
            <text:p>46.32</text:p>
          </table:table-cell>
          <table:table-cell office:value-type="float" office:value="131072" calcext:value-type="float">
            <text:p>131072</text:p>
          </table:table-cell>
          <table:table-cell/>
        </table:table-row>
        <table:table-row table:style-name="ro1">
          <table:table-cell office:value-type="float" office:value="50.84" calcext:value-type="float">
            <text:p>50.84</text:p>
          </table:table-cell>
          <table:table-cell office:value-type="float" office:value="262144" calcext:value-type="float">
            <text:p>262144</text:p>
          </table:table-cell>
          <table:table-cell/>
        </table:table-row>
        <table:table-row table:style-name="ro1">
          <table:table-cell office:value-type="float" office:value="57.36" calcext:value-type="float">
            <text:p>57.36</text:p>
          </table:table-cell>
          <table:table-cell office:value-type="float" office:value="524288" calcext:value-type="float">
            <text:p>524288</text:p>
          </table:table-cell>
          <table:table-cell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1048576" calcext:value-type="float">
            <text:p>1048576</text:p>
          </table:table-cell>
          <table:table-cell/>
        </table:table-row>
        <table:table-row table:style-name="ro1">
          <table:table-cell office:value-type="float" office:value="303.8" calcext:value-type="float">
            <text:p>303.8</text:p>
          </table:table-cell>
          <table:table-cell office:value-type="float" office:value="2097152" calcext:value-type="float">
            <text:p>2097152</text:p>
          </table:table-cell>
          <table:table-cell/>
        </table:table-row>
        <table:table-row table:style-name="ro1">
          <table:table-cell office:value-type="float" office:value="779.72" calcext:value-type="float">
            <text:p>779.72</text:p>
          </table:table-cell>
          <table:table-cell office:value-type="float" office:value="4194304" calcext:value-type="float">
            <text:p>4194304</text:p>
          </table:table-cell>
          <table:table-cell/>
        </table:table-row>
        <table:table-row table:style-name="ro1">
          <table:table-cell office:value-type="float" office:value="748.44" calcext:value-type="float">
            <text:p>748.44</text:p>
          </table:table-cell>
          <table:table-cell office:value-type="float" office:value="8388608" calcext:value-type="float">
            <text:p>8388608</text:p>
          </table:table-cell>
          <table:table-cell/>
        </table:table-row>
        <table:table-row table:style-name="ro1">
          <table:table-cell office:value-type="float" office:value="1279.84" calcext:value-type="float">
            <text:p>1279.84</text:p>
          </table:table-cell>
          <table:table-cell office:value-type="float" office:value="16777216" calcext:value-type="float">
            <text:p>16777216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3554432" calcext:value-type="float">
            <text:p>3355443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87.48" calcext:value-type="float">
            <text:p>87.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.52" calcext:value-type="float">
            <text:p>60.5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5.96" calcext:value-type="float">
            <text:p>85.9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.12" calcext:value-type="float">
            <text:p>58.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6.84" calcext:value-type="float">
            <text:p>36.8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8.56" calcext:value-type="float">
            <text:p>38.5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0.32" calcext:value-type="float">
            <text:p>40.32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8.84" calcext:value-type="float">
            <text:p>38.84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float" office:value="26.32" calcext:value-type="float">
            <text:p>26.32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65536" calcext:value-type="float">
            <text:p>65536</text:p>
          </table:table-cell>
          <table:table-cell/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131072" calcext:value-type="float">
            <text:p>131072</text:p>
          </table:table-cell>
          <table:table-cell/>
        </table:table-row>
        <table:table-row table:style-name="ro1">
          <table:table-cell office:value-type="float" office:value="31.16" calcext:value-type="float">
            <text:p>31.16</text:p>
          </table:table-cell>
          <table:table-cell office:value-type="float" office:value="262144" calcext:value-type="float">
            <text:p>262144</text:p>
          </table:table-cell>
          <table:table-cell/>
        </table:table-row>
        <table:table-row table:style-name="ro1">
          <table:table-cell office:value-type="float" office:value="46.52" calcext:value-type="float">
            <text:p>46.52</text:p>
          </table:table-cell>
          <table:table-cell office:value-type="float" office:value="524288" calcext:value-type="float">
            <text:p>524288</text:p>
          </table:table-cell>
          <table:table-cell/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1048576" calcext:value-type="float">
            <text:p>1048576</text:p>
          </table:table-cell>
          <table:table-cell/>
        </table:table-row>
        <table:table-row table:style-name="ro1">
          <table:table-cell office:value-type="float" office:value="242.36" calcext:value-type="float">
            <text:p>242.36</text:p>
          </table:table-cell>
          <table:table-cell office:value-type="float" office:value="2097152" calcext:value-type="float">
            <text:p>2097152</text:p>
          </table:table-cell>
          <table:table-cell/>
        </table:table-row>
        <table:table-row table:style-name="ro1">
          <table:table-cell office:value-type="float" office:value="292.6" calcext:value-type="float">
            <text:p>292.6</text:p>
          </table:table-cell>
          <table:table-cell office:value-type="float" office:value="4194304" calcext:value-type="float">
            <text:p>4194304</text:p>
          </table:table-cell>
          <table:table-cell/>
        </table:table-row>
        <table:table-row table:style-name="ro1">
          <table:table-cell office:value-type="float" office:value="333.84" calcext:value-type="float">
            <text:p>333.84</text:p>
          </table:table-cell>
          <table:table-cell office:value-type="float" office:value="8388608" calcext:value-type="float">
            <text:p>8388608</text:p>
          </table:table-cell>
          <table:table-cell/>
        </table:table-row>
        <table:table-row table:style-name="ro1">
          <table:table-cell office:value-type="float" office:value="429.92" calcext:value-type="float">
            <text:p>429.92</text:p>
          </table:table-cell>
          <table:table-cell office:value-type="float" office:value="16777216" calcext:value-type="float">
            <text:p>16777216</text:p>
          </table:table-cell>
          <table:table-cell/>
        </table:table-row>
        <table:table-row table:style-name="ro1">
          <table:table-cell office:value-type="float" office:value="371.72" calcext:value-type="float">
            <text:p>371.72</text:p>
          </table:table-cell>
          <table:table-cell office:value-type="float" office:value="33554432" calcext:value-type="float">
            <text:p>33554432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float" office:value="60.12" calcext:value-type="float">
            <text:p>60.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.16" calcext:value-type="float">
            <text:p>53.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4.96" calcext:value-type="float">
            <text:p>94.9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.52" calcext:value-type="float">
            <text:p>53.5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4.52" calcext:value-type="float">
            <text:p>34.5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34.96" calcext:value-type="float">
            <text:p>34.96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4.24" calcext:value-type="float">
            <text:p>34.24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float" office:value="27.44" calcext:value-type="float">
            <text:p>27.44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65536" calcext:value-type="float">
            <text:p>65536</text:p>
          </table:table-cell>
          <table:table-cell/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131072" calcext:value-type="float">
            <text:p>131072</text:p>
          </table:table-cell>
          <table:table-cell/>
        </table:table-row>
        <table:table-row table:style-name="ro1">
          <table:table-cell office:value-type="float" office:value="31.28" calcext:value-type="float">
            <text:p>31.28</text:p>
          </table:table-cell>
          <table:table-cell office:value-type="float" office:value="262144" calcext:value-type="float">
            <text:p>262144</text:p>
          </table:table-cell>
          <table:table-cell/>
        </table:table-row>
        <table:table-row table:style-name="ro1">
          <table:table-cell office:value-type="float" office:value="34.36" calcext:value-type="float">
            <text:p>34.36</text:p>
          </table:table-cell>
          <table:table-cell office:value-type="float" office:value="524288" calcext:value-type="float">
            <text:p>524288</text:p>
          </table:table-cell>
          <table:table-cell/>
        </table:table-row>
        <table:table-row table:style-name="ro1">
          <table:table-cell office:value-type="float" office:value="58.28" calcext:value-type="float">
            <text:p>58.28</text:p>
          </table:table-cell>
          <table:table-cell office:value-type="float" office:value="1048576" calcext:value-type="float">
            <text:p>1048576</text:p>
          </table:table-cell>
          <table:table-cell/>
        </table:table-row>
        <table:table-row table:style-name="ro1">
          <table:table-cell office:value-type="float" office:value="212.12" calcext:value-type="float">
            <text:p>212.12</text:p>
          </table:table-cell>
          <table:table-cell office:value-type="float" office:value="2097152" calcext:value-type="float">
            <text:p>2097152</text:p>
          </table:table-cell>
          <table:table-cell/>
        </table:table-row>
        <table:table-row table:style-name="ro1">
          <table:table-cell office:value-type="float" office:value="325.2" calcext:value-type="float">
            <text:p>325.2</text:p>
          </table:table-cell>
          <table:table-cell office:value-type="float" office:value="4194304" calcext:value-type="float">
            <text:p>4194304</text:p>
          </table:table-cell>
          <table:table-cell/>
        </table:table-row>
        <table:table-row table:style-name="ro1">
          <table:table-cell office:value-type="float" office:value="385.68" calcext:value-type="float">
            <text:p>385.68</text:p>
          </table:table-cell>
          <table:table-cell office:value-type="float" office:value="8388608" calcext:value-type="float">
            <text:p>8388608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6777216" calcext:value-type="float">
            <text:p>16777216</text:p>
          </table:table-cell>
          <table:table-cell/>
        </table:table-row>
        <table:table-row table:style-name="ro1">
          <table:table-cell office:value-type="float" office:value="407.88" calcext:value-type="float">
            <text:p>407.88</text:p>
          </table:table-cell>
          <table:table-cell office:value-type="float" office:value="33554432" calcext:value-type="float">
            <text:p>33554432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58.32" calcext:value-type="float">
            <text:p>58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.48" calcext:value-type="float">
            <text:p>54.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0.16" calcext:value-type="float">
            <text:p>90.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.96" calcext:value-type="float">
            <text:p>52.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9.08" calcext:value-type="float">
            <text:p>79.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52.4" calcext:value-type="float">
            <text:p>52.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52.88" calcext:value-type="float">
            <text:p>52.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34.28" calcext:value-type="float">
            <text:p>34.2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37.48" calcext:value-type="float">
            <text:p>37.48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29.88" calcext:value-type="float">
            <text:p>29.8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17.96" calcext:value-type="float">
            <text:p>17.9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/>
          <table:table-cell office:value-type="float" office:value="21.84" calcext:value-type="float">
            <text:p>21.84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24.44" calcext:value-type="float">
            <text:p>24.4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/>
          <table:table-cell office:value-type="float" office:value="30.84" calcext:value-type="float">
            <text:p>30.84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float" office:value="37.56" calcext:value-type="float">
            <text:p>37.56</text:p>
          </table:table-cell>
          <table:table-cell office:value-type="float" office:value="131072" calcext:value-type="float">
            <text:p>131072</text:p>
          </table:table-cell>
        </table:table-row>
        <table:table-row table:style-name="ro1">
          <table:table-cell/>
          <table:table-cell office:value-type="float" office:value="27.88" calcext:value-type="float">
            <text:p>27.88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/>
          <table:table-cell office:value-type="float" office:value="29.64" calcext:value-type="float">
            <text:p>29.64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1">
          <table:table-cell/>
          <table:table-cell office:value-type="float" office:value="48.16" calcext:value-type="float">
            <text:p>48.16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1">
          <table:table-cell/>
          <table:table-cell office:value-type="float" office:value="165.76" calcext:value-type="float">
            <text:p>165.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/>
          <table:table-cell office:value-type="float" office:value="270.72" calcext:value-type="float">
            <text:p>270.72</text:p>
          </table:table-cell>
          <table:table-cell office:value-type="float" office:value="4194304" calcext:value-type="float">
            <text:p>4194304</text:p>
          </table:table-cell>
        </table:table-row>
        <table:table-row table:style-name="ro1">
          <table:table-cell/>
          <table:table-cell office:value-type="float" office:value="353.76" calcext:value-type="float">
            <text:p>353.76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/>
          <table:table-cell office:value-type="float" office:value="536.12" calcext:value-type="float">
            <text:p>536.12</text:p>
          </table:table-cell>
          <table:table-cell office:value-type="float" office:value="16777216" calcext:value-type="float">
            <text:p>16777216</text:p>
          </table:table-cell>
        </table:table-row>
        <table:table-row table:style-name="ro1">
          <table:table-cell/>
          <table:table-cell office:value-type="float" office:value="477.92" calcext:value-type="float">
            <text:p>477.92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float" office:value="57.44" calcext:value-type="float">
            <text:p>57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.76" calcext:value-type="float">
            <text:p>53.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6.72" calcext:value-type="float">
            <text:p>86.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.28" calcext:value-type="float">
            <text:p>52.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4.96" calcext:value-type="float">
            <text:p>34.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4.76" calcext:value-type="float">
            <text:p>34.7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34.48" calcext:value-type="float">
            <text:p>34.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42.36" calcext:value-type="float">
            <text:p>42.3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39.08" calcext:value-type="float">
            <text:p>39.0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36.2" calcext:value-type="float">
            <text:p>36.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37.08" calcext:value-type="float">
            <text:p>37.08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6.32" calcext:value-type="float">
            <text:p>36.3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17.8" calcext:value-type="float">
            <text:p>17.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/>
          <table:table-cell office:value-type="float" office:value="22.72" calcext:value-type="float">
            <text:p>22.7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22.56" calcext:value-type="float">
            <text:p>22.56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/>
          <table:table-cell office:value-type="float" office:value="26.92" calcext:value-type="float">
            <text:p>26.92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float" office:value="27.92" calcext:value-type="float">
            <text:p>27.92</text:p>
          </table:table-cell>
          <table:table-cell office:value-type="float" office:value="131072" calcext:value-type="float">
            <text:p>131072</text:p>
          </table:table-cell>
        </table:table-row>
        <table:table-row table:style-name="ro1">
          <table:table-cell/>
          <table:table-cell office:value-type="float" office:value="29.76" calcext:value-type="float">
            <text:p>29.76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/>
          <table:table-cell office:value-type="float" office:value="32.56" calcext:value-type="float">
            <text:p>32.56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1">
          <table:table-cell/>
          <table:table-cell office:value-type="float" office:value="50.64" calcext:value-type="float">
            <text:p>50.64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1">
          <table:table-cell/>
          <table:table-cell office:value-type="float" office:value="206.28" calcext:value-type="float">
            <text:p>206.28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/>
          <table:table-cell office:value-type="float" office:value="283.08" calcext:value-type="float">
            <text:p>283.08</text:p>
          </table:table-cell>
          <table:table-cell office:value-type="float" office:value="4194304" calcext:value-type="float">
            <text:p>4194304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/>
          <table:table-cell office:value-type="float" office:value="461.68" calcext:value-type="float">
            <text:p>461.68</text:p>
          </table:table-cell>
          <table:table-cell office:value-type="float" office:value="16777216" calcext:value-type="float">
            <text:p>16777216</text:p>
          </table:table-cell>
        </table:table-row>
        <table:table-row table:style-name="ro1">
          <table:table-cell/>
          <table:table-cell office:value-type="float" office:value="545.4" calcext:value-type="float">
            <text:p>545.4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float" office:value="59.68" calcext:value-type="float">
            <text:p>59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.64" calcext:value-type="float">
            <text:p>53.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0.44" calcext:value-type="float">
            <text:p>90.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.84" calcext:value-type="float">
            <text:p>52.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5.32" calcext:value-type="float">
            <text:p>35.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3.76" calcext:value-type="float">
            <text:p>33.7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33.48" calcext:value-type="float">
            <text:p>33.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34.08" calcext:value-type="float">
            <text:p>34.0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33.44" calcext:value-type="float">
            <text:p>33.4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33.84" calcext:value-type="float">
            <text:p>33.8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35.36" calcext:value-type="float">
            <text:p>35.3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35.68" calcext:value-type="float">
            <text:p>35.6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/>
          <table:table-cell office:value-type="float" office:value="37.76" calcext:value-type="float">
            <text:p>37.76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43.92" calcext:value-type="float">
            <text:p>43.9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/>
          <table:table-cell office:value-type="float" office:value="37.36" calcext:value-type="float">
            <text:p>37.36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float" office:value="31.8" calcext:value-type="float">
            <text:p>31.8</text:p>
          </table:table-cell>
          <table:table-cell office:value-type="float" office:value="131072" calcext:value-type="float">
            <text:p>131072</text:p>
          </table:table-cell>
        </table:table-row>
        <table:table-row table:style-name="ro1">
          <table:table-cell/>
          <table:table-cell office:value-type="float" office:value="28.92" calcext:value-type="float">
            <text:p>28.92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/>
          <table:table-cell office:value-type="float" office:value="28.2" calcext:value-type="float">
            <text:p>28.2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1">
          <table:table-cell/>
          <table:table-cell office:value-type="float" office:value="38.48" calcext:value-type="float">
            <text:p>38.48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1">
          <table:table-cell/>
          <table:table-cell office:value-type="float" office:value="99.68" calcext:value-type="float">
            <text:p>99.68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/>
          <table:table-cell office:value-type="float" office:value="161.52" calcext:value-type="float">
            <text:p>161.52</text:p>
          </table:table-cell>
          <table:table-cell office:value-type="float" office:value="4194304" calcext:value-type="float">
            <text:p>4194304</text:p>
          </table:table-cell>
        </table:table-row>
        <table:table-row table:style-name="ro1">
          <table:table-cell/>
          <table:table-cell office:value-type="float" office:value="201.04" calcext:value-type="float">
            <text:p>201.04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/>
          <table:table-cell office:value-type="float" office:value="288.88" calcext:value-type="float">
            <text:p>288.88</text:p>
          </table:table-cell>
          <table:table-cell office:value-type="float" office:value="16777216" calcext:value-type="float">
            <text:p>16777216</text:p>
          </table:table-cell>
        </table:table-row>
        <table:table-row table:style-name="ro1">
          <table:table-cell/>
          <table:table-cell office:value-type="float" office:value="268.04" calcext:value-type="float">
            <text:p>268.04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65.44" calcext:value-type="float">
            <text:p>65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.04" calcext:value-type="float">
            <text:p>57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2.32" calcext:value-type="float">
            <text:p>92.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4.04" calcext:value-type="float">
            <text:p>54.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5.84" calcext:value-type="float">
            <text:p>35.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5.48" calcext:value-type="float">
            <text:p>35.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35.44" calcext:value-type="float">
            <text:p>35.4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34.2" calcext:value-type="float">
            <text:p>34.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34.92" calcext:value-type="float">
            <text:p>34.9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36.08" calcext:value-type="float">
            <text:p>36.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35.8" calcext:value-type="float">
            <text:p>35.8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5.68" calcext:value-type="float">
            <text:p>35.6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39.88" calcext:value-type="float">
            <text:p>39.8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/>
          <table:table-cell office:value-type="float" office:value="46.24" calcext:value-type="float">
            <text:p>46.24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45.88" calcext:value-type="float">
            <text:p>45.8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/>
          <table:table-cell office:value-type="float" office:value="27.6" calcext:value-type="float">
            <text:p>27.6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/>
          <table:table-cell office:value-type="float" office:value="32.08" calcext:value-type="float">
            <text:p>32.08</text:p>
          </table:table-cell>
          <table:table-cell office:value-type="float" office:value="131072" calcext:value-type="float">
            <text:p>131072</text:p>
          </table:table-cell>
        </table:table-row>
        <table:table-row table:style-name="ro1">
          <table:table-cell/>
          <table:table-cell office:value-type="float" office:value="26.48" calcext:value-type="float">
            <text:p>26.48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/>
          <table:table-cell office:value-type="float" office:value="30.84" calcext:value-type="float">
            <text:p>30.84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1">
          <table:table-cell/>
          <table:table-cell office:value-type="float" office:value="32.44" calcext:value-type="float">
            <text:p>32.44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1">
          <table:table-cell/>
          <table:table-cell office:value-type="float" office:value="84.2" calcext:value-type="float">
            <text:p>84.2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/>
          <table:table-cell office:value-type="float" office:value="158.88" calcext:value-type="float">
            <text:p>158.88</text:p>
          </table:table-cell>
          <table:table-cell office:value-type="float" office:value="4194304" calcext:value-type="float">
            <text:p>4194304</text:p>
          </table:table-cell>
        </table:table-row>
        <table:table-row table:style-name="ro1">
          <table:table-cell/>
          <table:table-cell office:value-type="float" office:value="178.92" calcext:value-type="float">
            <text:p>178.92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/>
          <table:table-cell office:value-type="float" office:value="286.04" calcext:value-type="float">
            <text:p>286.04</text:p>
          </table:table-cell>
          <table:table-cell office:value-type="float" office:value="16777216" calcext:value-type="float">
            <text:p>16777216</text:p>
          </table:table-cell>
        </table:table-row>
        <table:table-row table:style-name="ro1">
          <table:table-cell/>
          <table:table-cell office:value-type="float" office:value="228.12" calcext:value-type="float">
            <text:p>228.12</text:p>
          </table:table-cell>
          <table:table-cell office:value-type="float" office:value="33554432" calcext:value-type="float">
            <text:p>33554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6:53:31.839840459</meta:creation-date>
    <dc:date>2022-04-13T17:53:47.812788414</dc:date>
    <meta:editing-duration>PT9M5S</meta:editing-duration>
    <meta:editing-cycles>1</meta:editing-cycles>
    <meta:generator>LibreOffice/6.4.7.2$Linux_X86_64 LibreOffice_project/40$Build-2</meta:generator>
    <meta:document-statistic meta:table-count="1" meta:cell-count="409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801cm" svg:height="9.271cm" xlink:href=".." xlink:type="simple" chart:class="chart:line" chart:column-mapping="0" chart:style-name="ch1">
        <chart:legend chart:legend-position="end" svg:x="25.949cm" svg:y="4.336cm" style:legend-expansion="high" chart:style-name="ch2"/>
        <chart:plot-area chart:style-name="ch3" table:cell-range-address="Sheet1.A1:Sheet1.B26" chart:data-source-has-labels="column" svg:x="0.576cm" svg:y="0.185cm" svg:width="24.797cm" svg:height="8.901cm">
          <chartooo:coordinate-region svg:x="1.568cm" svg:y="0.185cm" svg:width="23.664cm" svg:height="7.124cm"/>
          <chart:axis chart:dimension="x" chart:name="primary-x" chart:style-name="ch4" chartooo:axis-type="auto">
            <chartooo:date-scale/>
            <chart:categories table:cell-range-address="Sheet1.B1:Sheet1.B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6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:Sheet1.B26</svg:desc>
                </draw:g>
              </table:table-cell>
              <table:table-cell office:value-type="float" office:value="78.2">
                <text:p>78.2</text:p>
                <draw:g>
                  <svg:desc>Sheet1.A1:Sheet1.A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2.36">
                <text:p>62.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2.72">
                <text:p>82.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0.52">
                <text:p>60.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120.56">
                <text:p>2120.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2.72">
                <text:p>52.7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5.64">
                <text:p>55.6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5.16">
                <text:p>45.1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2.64">
                <text:p>22.6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1.04">
                <text:p>31.0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45.24">
                <text:p>45.24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61.88">
                <text:p>61.88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62.64">
                <text:p>62.6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329.96">
                <text:p>329.9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666.48">
                <text:p>666.4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862.84">
                <text:p>862.8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135.2">
                <text:p>1135.2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730.36">
                <text:p>730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642cm" svg:height="11.422cm" xlink:href=".." xlink:type="simple" chart:class="chart:line" chart:column-mapping="0" chart:style-name="ch1">
        <chart:legend chart:legend-position="end" svg:x="18.79cm" svg:y="5.412cm" style:legend-expansion="high" chart:style-name="ch2"/>
        <chart:plot-area chart:style-name="ch3" table:cell-range-address="Sheet1.A30:Sheet1.B55" chart:data-source-has-labels="column" svg:x="0.432cm" svg:y="0.228cm" svg:width="17.926cm" svg:height="10.966cm">
          <chartooo:coordinate-region svg:x="1.424cm" svg:y="0.228cm" svg:width="16.793cm" svg:height="9.189cm"/>
          <chart:axis chart:dimension="x" chart:name="primary-x" chart:style-name="ch4" chartooo:axis-type="auto">
            <chartooo:date-scale/>
            <chart:categories table:cell-range-address="Sheet1.B30:Sheet1.B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30:Sheet1.A55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0:Sheet1.B55</svg:desc>
                </draw:g>
              </table:table-cell>
              <table:table-cell office:value-type="float" office:value="79.44">
                <text:p>79.44</text:p>
                <draw:g>
                  <svg:desc>Sheet1.A30:Sheet1.A5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2.08">
                <text:p>62.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9.96">
                <text:p>59.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61.52">
                <text:p>2061.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8.08">
                <text:p>18.0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0.36">
                <text:p>30.3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9.64">
                <text:p>39.6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46.32">
                <text:p>46.3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50.84">
                <text:p>50.8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303.8">
                <text:p>303.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779.72">
                <text:p>779.7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748.44">
                <text:p>748.4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279.84">
                <text:p>1279.84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572">
                <text:p>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605cm" svg:height="11.423cm" xlink:href=".." xlink:type="simple" chart:class="chart:line" chart:column-mapping="0" chart:style-name="ch1">
        <chart:legend chart:legend-position="end" svg:x="16.753cm" svg:y="5.412cm" style:legend-expansion="high" chart:style-name="ch2"/>
        <chart:plot-area chart:style-name="ch3" table:cell-range-address="Sheet1.A58:Sheet1.B83" chart:data-source-has-labels="column" svg:x="0.392cm" svg:y="0.228cm" svg:width="15.969cm" svg:height="10.967cm">
          <chartooo:coordinate-region svg:x="1.199cm" svg:y="0.228cm" svg:width="15.021cm" svg:height="9.19cm"/>
          <chart:axis chart:dimension="x" chart:name="primary-x" chart:style-name="ch4" chartooo:axis-type="auto">
            <chartooo:date-scale/>
            <chart:categories table:cell-range-address="Sheet1.B58:Sheet1.B8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58:Sheet1.A83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58:Sheet1.B83</svg:desc>
                </draw:g>
              </table:table-cell>
              <table:table-cell office:value-type="float" office:value="87.48">
                <text:p>87.48</text:p>
                <draw:g>
                  <svg:desc>Sheet1.A58:Sheet1.A8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0.52">
                <text:p>60.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5.96">
                <text:p>85.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8.12">
                <text:p>58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6.84">
                <text:p>36.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8.56">
                <text:p>38.5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0.32">
                <text:p>40.3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8.84">
                <text:p>38.8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46.52">
                <text:p>46.5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42.36">
                <text:p>242.3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92.6">
                <text:p>292.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333.84">
                <text:p>333.8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429.92">
                <text:p>429.92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371.72">
                <text:p>371.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192cm" svg:height="11.449cm" xlink:href=".." xlink:type="simple" chart:class="chart:line" chart:column-mapping="0" chart:style-name="ch1">
        <chart:legend chart:legend-position="end" svg:x="16.34cm" svg:y="5.425cm" style:legend-expansion="high" chart:style-name="ch2"/>
        <chart:plot-area chart:style-name="ch3" table:cell-range-address="Sheet1.A89:Sheet1.B114" chart:data-source-has-labels="column" svg:x="0.383cm" svg:y="0.228cm" svg:width="15.574cm" svg:height="10.993cm">
          <chartooo:coordinate-region svg:x="1.19cm" svg:y="0.228cm" svg:width="14.627cm" svg:height="9.215cm"/>
          <chart:axis chart:dimension="x" chart:name="primary-x" chart:style-name="ch4" chartooo:axis-type="auto">
            <chartooo:date-scale/>
            <chart:categories table:cell-range-address="Sheet1.B89:Sheet1.B1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89:Sheet1.A114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89:Sheet1.B114</svg:desc>
                </draw:g>
              </table:table-cell>
              <table:table-cell office:value-type="float" office:value="60.12">
                <text:p>60.12</text:p>
                <draw:g>
                  <svg:desc>Sheet1.A89:Sheet1.A1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.16">
                <text:p>53.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4.96">
                <text:p>94.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.52">
                <text:p>53.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4.52">
                <text:p>34.5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4.24">
                <text:p>34.2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1.28">
                <text:p>31.2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4.36">
                <text:p>34.3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58.28">
                <text:p>58.2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12.12">
                <text:p>212.1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325.2">
                <text:p>325.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385.68">
                <text:p>385.68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407.88">
                <text:p>407.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494cm" svg:height="11.582cm" xlink:href=".." xlink:type="simple" chart:class="chart:line" chart:column-mapping="0" chart:style-name="ch1">
        <chart:legend chart:legend-position="end" svg:x="16.642cm" svg:y="5.492cm" style:legend-expansion="high" chart:style-name="ch2"/>
        <chart:plot-area chart:style-name="ch3" table:cell-range-address="Sheet1.B118:Sheet1.C143" chart:data-source-has-labels="column" svg:x="0.389cm" svg:y="0.231cm" svg:width="15.864cm" svg:height="11.12cm">
          <chartooo:coordinate-region svg:x="1.196cm" svg:y="0.231cm" svg:width="14.917cm" svg:height="9.343cm"/>
          <chart:axis chart:dimension="x" chart:name="primary-x" chart:style-name="ch4" chartooo:axis-type="auto">
            <chartooo:date-scale/>
            <chart:categories table:cell-range-address="Sheet1.C118:Sheet1.C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18:Sheet1.B143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118:Sheet1.C143</svg:desc>
                </draw:g>
              </table:table-cell>
              <table:table-cell office:value-type="float" office:value="58.32">
                <text:p>58.32</text:p>
                <draw:g>
                  <svg:desc>Sheet1.B118:Sheet1.B1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4.48">
                <text:p>54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0.16">
                <text:p>90.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2.96">
                <text:p>52.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9.08">
                <text:p>79.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2.88">
                <text:p>52.8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1.84">
                <text:p>21.8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4.44">
                <text:p>24.4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37.56">
                <text:p>37.5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48.16">
                <text:p>48.1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65.76">
                <text:p>165.7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70.72">
                <text:p>270.7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353.76">
                <text:p>353.7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536.12">
                <text:p>536.12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477.92">
                <text:p>477.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118cm" svg:height="11.794cm" xlink:href=".." xlink:type="simple" chart:class="chart:line" chart:column-mapping="0" chart:style-name="ch1">
        <chart:legend chart:legend-position="end" svg:x="15.266cm" svg:y="5.598cm" style:legend-expansion="high" chart:style-name="ch2"/>
        <chart:plot-area chart:style-name="ch3" table:cell-range-address="Sheet1.B148:Sheet1.C173" chart:data-source-has-labels="column" svg:x="0.362cm" svg:y="0.235cm" svg:width="14.542cm" svg:height="11.324cm">
          <chartooo:coordinate-region svg:x="1.169cm" svg:y="0.235cm" svg:width="13.735cm" svg:height="9.547cm"/>
          <chart:axis chart:dimension="x" chart:name="primary-x" chart:style-name="ch4" chartooo:axis-type="auto">
            <chartooo:date-scale/>
            <chart:categories table:cell-range-address="Sheet1.C148:Sheet1.C17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48:Sheet1.B173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148:Sheet1.C173</svg:desc>
                </draw:g>
              </table:table-cell>
              <table:table-cell office:value-type="float" office:value="57.44">
                <text:p>57.44</text:p>
                <draw:g>
                  <svg:desc>Sheet1.B148:Sheet1.B17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.76">
                <text:p>53.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6.72">
                <text:p>86.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2.28">
                <text:p>52.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2.36">
                <text:p>42.3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9.08">
                <text:p>39.0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7.08">
                <text:p>37.0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6.32">
                <text:p>36.3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9.76">
                <text:p>29.7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50.64">
                <text:p>50.6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6.28">
                <text:p>206.2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83.08">
                <text:p>283.0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461.68">
                <text:p>461.68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545.4">
                <text:p>545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771cm" svg:height="11.684cm" xlink:href=".." xlink:type="simple" chart:class="chart:line" chart:column-mapping="0" chart:style-name="ch1">
        <chart:legend chart:legend-position="end" svg:x="17.919cm" svg:y="5.543cm" style:legend-expansion="high" chart:style-name="ch2"/>
        <chart:plot-area chart:style-name="ch3" table:cell-range-address="Sheet1.B179:Sheet1.C204" chart:data-source-has-labels="column" svg:x="0.415cm" svg:y="0.233cm" svg:width="17.089cm" svg:height="11.218cm">
          <chartooo:coordinate-region svg:x="1.222cm" svg:y="0.233cm" svg:width="16.141cm" svg:height="9.44cm"/>
          <chart:axis chart:dimension="x" chart:name="primary-x" chart:style-name="ch4" chartooo:axis-type="auto">
            <chartooo:date-scale/>
            <chart:categories table:cell-range-address="Sheet1.C179:Sheet1.C20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79:Sheet1.B204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179:Sheet1.C204</svg:desc>
                </draw:g>
              </table:table-cell>
              <table:table-cell office:value-type="float" office:value="59.68">
                <text:p>59.68</text:p>
                <draw:g>
                  <svg:desc>Sheet1.B179:Sheet1.B20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.64">
                <text:p>53.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0.44">
                <text:p>90.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2.84">
                <text:p>52.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5.32">
                <text:p>35.3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3.76">
                <text:p>33.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3.48">
                <text:p>33.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3.84">
                <text:p>33.8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5.36">
                <text:p>35.3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5.68">
                <text:p>35.6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7.76">
                <text:p>37.7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8.92">
                <text:p>28.9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38.48">
                <text:p>38.4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99.68">
                <text:p>99.6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61.52">
                <text:p>161.5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201.04">
                <text:p>201.0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288.88">
                <text:p>288.88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268.04">
                <text:p>268.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056cm" svg:height="12.969cm" xlink:href=".." xlink:type="simple" chart:class="chart:line" chart:column-mapping="0" chart:style-name="ch1">
        <chart:legend chart:legend-position="end" svg:x="20.204cm" svg:y="6.185cm" style:legend-expansion="high" chart:style-name="ch2"/>
        <chart:plot-area chart:style-name="ch3" table:cell-range-address="Sheet1.B208:Sheet1.C233" chart:data-source-has-labels="column" svg:x="0.461cm" svg:y="0.259cm" svg:width="19.282cm" svg:height="12.451cm">
          <chartooo:coordinate-region svg:x="1.268cm" svg:y="0.259cm" svg:width="18.334cm" svg:height="10.673cm"/>
          <chart:axis chart:dimension="x" chart:name="primary-x" chart:style-name="ch4" chartooo:axis-type="auto">
            <chartooo:date-scale/>
            <chart:categories table:cell-range-address="Sheet1.C208:Sheet1.C2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08:Sheet1.B233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208:Sheet1.C233</svg:desc>
                </draw:g>
              </table:table-cell>
              <table:table-cell office:value-type="float" office:value="65.44">
                <text:p>65.44</text:p>
                <draw:g>
                  <svg:desc>Sheet1.B208:Sheet1.B2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.04">
                <text:p>57.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.32">
                <text:p>92.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5.84">
                <text:p>35.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5.48">
                <text:p>35.4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5.44">
                <text:p>35.4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6.08">
                <text:p>36.0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5.68">
                <text:p>35.6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9.88">
                <text:p>39.8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6.24">
                <text:p>46.2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32.08">
                <text:p>32.08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58.88">
                <text:p>158.8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78.92">
                <text:p>178.9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286.04">
                <text:p>286.04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228.12">
                <text:p>228.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